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6fa5"/>
    </style:style>
    <style:style style:name="P2" style:family="paragraph" style:parent-style-name="Text_20_body">
      <style:text-properties officeooo:rsid="00166fa5" officeooo:paragraph-rsid="00166fa5"/>
    </style:style>
    <style:style style:name="P3" style:family="paragraph" style:parent-style-name="Text_20_body">
      <style:text-properties officeooo:rsid="001a7bd1" officeooo:paragraph-rsid="001a7bd1"/>
    </style:style>
    <style:style style:name="P4" style:family="paragraph" style:parent-style-name="Text_20_body">
      <style:text-properties officeooo:rsid="001aea9a" officeooo:paragraph-rsid="001cbeca"/>
    </style:style>
    <style:style style:name="P5" style:family="paragraph" style:parent-style-name="Text_20_body" style:list-style-name="L1">
      <style:text-properties officeooo:rsid="00166fa5" officeooo:paragraph-rsid="00166fa5"/>
    </style:style>
    <style:style style:name="P6" style:family="paragraph" style:parent-style-name="Text_20_body" style:list-style-name="L1">
      <style:text-properties officeooo:rsid="001f5d49" officeooo:paragraph-rsid="001f5d49"/>
    </style:style>
    <style:style style:name="P7" style:family="paragraph" style:parent-style-name="Text_20_body" style:list-style-name="L1">
      <style:text-properties officeooo:rsid="0016d2a1" officeooo:paragraph-rsid="0016d2a1"/>
    </style:style>
    <style:style style:name="P8" style:family="paragraph" style:parent-style-name="Text_20_body" style:list-style-name="L1">
      <style:text-properties officeooo:rsid="0016d2a1" officeooo:paragraph-rsid="00209a5d"/>
    </style:style>
    <style:style style:name="P9" style:family="paragraph" style:parent-style-name="Text_20_body" style:list-style-name="L1">
      <style:text-properties officeooo:rsid="00188fea" officeooo:paragraph-rsid="00188fea"/>
    </style:style>
    <style:style style:name="T1" style:family="text">
      <style:text-properties officeooo:rsid="0016d2a1"/>
    </style:style>
    <style:style style:name="T2" style:family="text">
      <style:text-properties officeooo:rsid="00188fea"/>
    </style:style>
    <style:style style:name="T3" style:family="text">
      <style:text-properties officeooo:rsid="001a7bd1"/>
    </style:style>
    <style:style style:name="T4" style:family="text">
      <style:text-properties officeooo:rsid="001cbeca"/>
    </style:style>
    <style:style style:name="T5" style:family="text">
      <style:text-properties officeooo:rsid="001e5112"/>
    </style:style>
    <style:style style:name="T6" style:family="text">
      <style:text-properties officeooo:rsid="001f5d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d49" style:font-weight-asian="bold" style:font-weight-complex="bold"/>
    </style:style>
    <style:style style:name="T9" style:family="text">
      <style:text-properties fo:font-weight="bold" officeooo:rsid="001e5112" style:font-weight-asian="bold" style:font-weight-complex="bold"/>
    </style:style>
    <style:style style:name="T10" style:family="text">
      <style:text-properties fo:font-weight="bold" officeooo:rsid="00209a5d" style:font-weight-asian="bold" style:font-weight-complex="bold"/>
    </style:style>
    <style:style style:name="T11" style:family="text">
      <style:text-properties officeooo:rsid="00209a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стовое задания ООО «Центр-интернет»</text:h>
      <text:p text:style-name="P1"/>
      <text:p text:style-name="P2">Описание задания и требования:</text:p>
      <text:list xml:id="list4437746299104174564" text:style-name="L1">
        <text:list-item>
          <text:p text:style-name="P5">Необходимо засечь время выполнения с момента ознакомления с заданием до окончания верстки.</text:p>
        </text:list-item>
        <text:list-item>
          <text:p text:style-name="P5">Визуально макет разделен на header, main <text:span text:style-name="T5">(левая и правая колонки)</text:span> и footer (разделено чертой) </text:p>
        </text:list-item>
        <text:list-item>
          <text:p text:style-name="P6">Цифры изображенные на блоках в макете в верстку заносить <text:span text:style-name="T7">не нужно</text:span>.</text:p>
        </text:list-item>
        <text:list-item>
          <text:p text:style-name="P5">Макет должен быть адаптирован для мобильных устройств (для адаптива <text:span text:style-name="T1">жестких</text:span> требований нет — на <text:span text:style-name="T4">ваше</text:span> усмотрение, <text:span text:style-name="T1">главное чтобы все выглядело аккуратно и пропорционально с учетом принципов адаптивной верстки</text:span>).</text:p>
        </text:list-item>
        <text:list-item>
          <text:p text:style-name="P7">Центральная область должна быть максимальной шириной 960 пикселей + отступы.</text:p>
        </text:list-item>
        <text:list-item>
          <text:p text:style-name="P7">Основные блоки сайта head, main (левая и правая <text:span text:style-name="T5">колонки</text:span>), footer должны быть самостоятельными. То есть при удалении какого-либо блока верстка не должна распадаться.</text:p>
        </text:list-item>
        <text:list-item>
          <text:p text:style-name="P9">Блоки 1, 7, 13 должны быть картинками <text:span text:style-name="T6">(загрузить нужно любые </text:span><text:span text:style-name="T8">разные</text:span><text:span text:style-name="T6"> картинки)</text:span>.</text:p>
        </text:list-item>
        <text:list-item>
          <text:p text:style-name="P8">Блоки 6 должны быть картинками <text:span text:style-name="T5">(загрузить нужно любые </text:span><text:span text:style-name="T9">разные</text:span><text:span text:style-name="T5"> картинки )</text:span>, при нажатии на которые должно открываться модальное окно (с затемнением фона, само окно должно быть по центру и шириной не больше 500px), <text:span text:style-name="T2">с </text:span>изображение<text:span text:style-name="T2">м </text:span>по кликнутому элементу и его порядковый номер <text:span text:style-name="T5">(1,2,3 и т. д. Номер можно разместить в любом месте окна)</text:span>, <text:span text:style-name="T3">плюс должна быть кнопка закрыть модальное окно (можно в виде крестика)</text:span>. <text:span text:style-name="T10">ВАЖНО:</text:span><text:span text:style-name="T11"> Блоки 6 - должны быть выполнены таким образом, что при добавлении и/или удалении любого кол-ва аналогичных блоков верстка не должна ехать и функционал не должен ломаться (не должна «слетать» порядковая нумерация, соответствие картинок по кликнутому блоку в модальном окне).</text:span></text:p>
        </text:list-item>
      </text:list>
      <text:p text:style-name="P3">Примечание:</text:p>
      <text:p text:style-name="P3">Можно использовать <text:span text:style-name="T4">любые JavaScript </text:span>библиотек<text:span text:style-name="T4">и</text:span>, препроцессоры.</text:p>
      <text:p text:style-name="P4"><text:span text:style-name="T4">И</text:span>спользование <text:span text:style-name="T4">любых css фреймворков (Bootstrap, Skeleton и т.д.) — на ваше усмотр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7:34:31.404091454</meta:creation-date>
    <dc:date>2019-02-19T13:16:57.588717519</dc:date>
    <meta:editing-duration>PT2H48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47" meta:character-count="1701" meta:non-whitespace-character-count="1472"/>
  </office:meta>
</office:document-meta>
</file>